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72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new-oauth-token"/><text:span text:style-name="Source_20_Text">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</text:span></text:p>
      <text:p text:style-name="Standard">git init</text:p>
      <text:p text:style-name="Standard">ls -a</text:p>
      <text:p text:style-name="Standard">touch casa.java</text:p>
      <text:p text:style-name="Standard">git remote -v</text:p>
      <text:p text:style-name="Standard">git remote add origin <text:a xlink:type="simple" xlink:href="https://github.com/YermanVasquez/PPOO.git" text:style-name="Internet_20_link" text:visited-style-name="Visited_20_Internet_20_Link">https://github.com/YermanVasquez/PPOO.git</text:a></text:p>
      <text:p text:style-name="P1">ls -a</text:p>
      <text:p text:style-name="P1">git remote -v</text:p>
      <text:p text:style-name="Standard">sudo git push origin master</text:p>
      <text:p text:style-name="Standard">ls -a</text:p>
      <text:p text:style-name="Standard">git remote -v</text:p>
      <text:p text:style-name="Standard">git add -A</text:p>
      <text:p text:style-name="Standard">git commit -m "mi primer commit"</text:p>
      <text:p text:style-name="Standard">[master (commit-raíz) 7b47cf0] mi primer commit</text:p>
      <text:p text:style-name="Standard">sudo git push origin maste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12:54:48.962862787</meta:creation-date>
    <dc:date>2022-03-07T14:31:28.681399958</dc:date>
    <meta:editing-duration>PT1H26M29S</meta:editing-duration>
    <meta:editing-cycles>1</meta:editing-cycles>
    <meta:document-statistic meta:table-count="0" meta:image-count="0" meta:object-count="0" meta:page-count="1" meta:paragraph-count="15" meta:word-count="50" meta:character-count="323" meta:non-whitespace-character-count="288"/>
    <meta:generator>LibreOffice/6.4.7.2$Linux_X86_64 LibreOffice_project/40$Build-2</meta:generator>
  </office:meta>
</office:document-meta>
</file>